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Calibri" style:font-name-complex="Calibri" fo:font-weight="bold" style:font-weight-asian="bold" style:font-weight-complex="bold"/>
    </style:style>
    <style:style style:name="P3" style:parent-style-name="Normal" style:family="paragraph">
      <style:text-properties style:font-name="Calibri" style:font-name-complex="Calibri"/>
    </style:style>
    <style:style style:name="P4" style:parent-style-name="Normal" style:family="paragraph">
      <style:text-properties style:font-name="Calibri" style:font-name-complex="Calibri"/>
    </style:style>
    <style:style style:name="P5" style:parent-style-name="Normal" style:family="paragraph">
      <style:text-properties style:font-name="Calibri" style:font-name-complex="Calibri"/>
    </style:style>
    <style:style style:name="P6" style:parent-style-name="Normal" style:family="paragraph">
      <style:text-properties style:font-name="Calibri" style:font-name-complex="Calibri"/>
    </style:style>
    <style:style style:name="P7" style:parent-style-name="Normal" style:family="paragraph">
      <style:text-properties style:font-name="Calibri" style:font-name-complex="Calibri"/>
    </style:style>
    <style:style style:name="P8" style:parent-style-name="Normal" style:family="paragraph">
      <style:text-properties style:font-name="Calibri" style:font-name-complex="Calibri"/>
    </style:style>
    <style:style style:name="P9" style:parent-style-name="Normal" style:family="paragraph">
      <style:text-properties style:font-name="Calibri" style:font-name-complex="Calibri"/>
    </style:style>
    <style:style style:name="P10" style:parent-style-name="Normal" style:family="paragraph">
      <style:text-properties style:font-name="Calibri" style:font-name-complex="Calibri"/>
    </style:style>
    <style:style style:name="P11" style:parent-style-name="Normal" style:family="paragraph">
      <style:text-properties style:font-name="Calibri" style:font-name-complex="Calibri"/>
    </style:style>
    <style:style style:name="P12" style:parent-style-name="Normal" style:family="paragraph">
      <style:text-properties style:font-name="Calibri" style:font-name-complex="Calibri"/>
    </style:style>
    <style:style style:name="P13" style:parent-style-name="Normal" style:family="paragraph">
      <style:text-properties style:font-name="Calibri" style:font-name-complex="Calibri"/>
    </style:style>
    <style:style style:name="P14" style:parent-style-name="Normal" style:family="paragraph">
      <style:text-properties style:font-name="Calibri" style:font-name-complex="Calibri"/>
    </style:style>
    <style:style style:name="P15" style:parent-style-name="Normal" style:family="paragraph">
      <style:text-properties style:font-name="Calibri" style:font-name-complex="Calibri"/>
    </style:style>
    <style:style style:name="P16" style:parent-style-name="Normal" style:family="paragraph">
      <style:text-properties style:font-name="Calibri" style:font-name-complex="Calibri"/>
    </style:style>
    <style:style style:name="T17" style:parent-style-name="DefaultParagraphFont" style:family="text">
      <style:text-properties style:font-name="Calibri" style:font-name-complex="Calibri"/>
    </style:style>
  </office:automatic-styles>
  <office:body>
    <office:text text:use-soft-page-breaks="true">
      <text:p text:style-name="P1"><text:span text:style-name="T2">The Hidden Forest</text:span></text:p>
      <text:p text:style-name="P3">In a small village nestled between the mountains and the sea, a curious girl named Lila lived with her best friend Milo, a mischievous squirrel, and Tessa, a brave rabbit. Lila was always eager for adventure, and she had heard stories about the "Hidden Forest," a magical place that no one dared to enter. Legends said the forest was full of enchanted creatures and secrets, but no one had ever returned from it.</text:p>
      <text:p text:style-name="P4">One sunny morning, Lila decided it was time to explore. "Are you ready for an adventure?" she asked Milo and Tessa.</text:p>
      <text:p text:style-name="P5">"Always!" squeaked Milo, and Tessa nodded with excitement.</text:p>
      <text:p text:style-name="P6">As they ventured into the forest, the trees seemed to welcome them, whispering secrets in a language only they could understand. The air was filled with the scent of pine and flowers, and the ground beneath their feet was soft.</text:p>
      <text:p text:style-name="P7">They followed a narrow path deeper into the woods, and soon, they heard the sound of bells—gentle chimes that seemed to float on the wind.</text:p>
      <text:p text:style-name="P8">"That's it! The forest has its own song!" Lila exclaimed.</text:p>
      <text:p text:style-name="P9">Following the sound, they came to a clearing where a giant tree stood with silver leaves and branches that sparkled like stars. At the base of the tree was a wooden door covered in intricate carvings, glowing with an otherworldly light. The door hummed with magic.</text:p>
      <text:p text:style-name="P10">"This is it!" Lila whispered. "The door to something magical."</text:p>
      <text:p text:style-name="P11">Milo scampered up a tree, his tail twitching. "I think we’re close to something special!"</text:p>
      <text:p text:style-name="P12">Tessa sniffed the air. "Do you hear that?" she asked. The bells were louder now, coming from the tree.</text:p>
      <text:p text:style-name="P13">Lila crouched down to examine the door. "It’s locked," she said, noticing the keyhole at the bottom. "There must be a way to open it."</text:p>
      <text:p text:style-name="P14">Just then, a tiny fairy fluttered out of the glowing branches. "To open this door," the fairy said, "you must find the Lost Key. Follow the trail of fireflies, and it will lead you to what you seek."</text:p>
      <text:p text:style-name="P15">With that, the fairy vanished, leaving only a trail of sparkling dust behind.</text:p>
      <text:p text:style-name="P16">Lila, Milo, and Tessa exchanged excited glances. They were ready for the next part of their journey.</text:p>
      <text:p text:style-name="Normal"><text:span text:style-name="T17">"Let’s follow the fireflies!" Lila said, and with that, they began to follow the glowing trail deeper into the Hidden Forest, eager to uncover its secre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ttps://mysamplefiles.com</meta:initial-creator>
    <dc:creator>EDWIN CHEN</dc:creator>
    <meta:creation-date>2025-03-02T06:03:00Z</meta:creation-date>
    <dc:date>2025-03-02T06:04:00Z</dc:date>
    <meta:template xlink:href="Normal" xlink:type="simple"/>
    <meta:editing-cycles>2</meta:editing-cycles>
    <meta:editing-duration>PT120S</meta:editing-duration>
    <meta:document-statistic meta:page-count="1" meta:paragraph-count="4" meta:word-count="331" meta:character-count="2218" meta:row-count="15" meta:non-whitespace-character-count="1891"/>
  </office:meta>
</office:document-meta>
</file>